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enarios</text:p>
      <text:p text:style-name="Standard"/>
      <text:list xml:id="list6942654490587818845" text:style-name="L1">
        <text:list-item>
          <text:p text:style-name="P1">CLIENTE PROVA A PRENOTARE 1° TAXI DISPONIBILE E LO ASSEGNA.</text:p>
          <text:p text:style-name="P1">Sono le 2 di notte e Maria si trova in una zona in cui l'autobus di linea non passa più da quelle parti perchè ha finito il servizio. Decide allora di provare a vedere se ci sono taxi che la porteranno a casa. Si ricorda che la sua amica le aveva parlato dell'applicazione myTaxiService con la quale può prenotare un taxi da qualsiasi zona della città, anche quella dove l'autobus non passa più. Così scarica l'applicazione, si registra e inserisce la via in cui si trova. Dopo 30 secondi l'applicazione le notifica che il taxi <text:s/>numero 3587 arriverà a prenderla con un tempo previsto di 5 minuti.</text:p>
        </text:list-item>
        <text:list-item>
          <text:p text:style-name="P1">CLIENTE PROVA, IL 3°TAXI DELLA FILE è DISPONIBILE E LO ASSEGNA.</text:p>
          <text:p text:style-name="P1">Roberto è ormai abituato ad usare l'applicazione myTaxiService che ha scaricato l'anno prima e la usa spesso per cercare un taxi per andare nel suo nuovo lavoro dall'altra parte della città. Come al solito apre l'applicazione sul suo telefono e inserisce la via dove si trova. La risposta questa volta però gli arriva 2 <text:s/>minuti e mezzo dopo, questo perchè i primi due taxi non hanno risposto alla richiesta di Roberto, facendo passare tutto il minuto disponibile per rispondere, mentre il terzo ha accettato e quindi il sistema ha comunicato automaticamente al cliente la disponibilità di quest'ultimo. Dopo aver ricevuto la notifica che il taxi numero 6792 arriverà a prenderlo sotto casa entro circa 7 minuti Roberto, tirando un sospiro di sollievo, sa che non arriverà tardi al meeting di lavoro.</text:p>
        </text:list-item>
        <text:list-item>
          <text:p text:style-name="P1">CLIENTE PROVA, NESSUN TAXI DISPONIBILE, QUINDI NULLA.</text:p>
          <text:p text:style-name="P1">George, nel frattempo che aspetta la sua fidanzata sotto casa sua, cerca un taxi con la sua nuova app myTaxiService per andare ad una festa con lei. Apre l'applicazione, inserisce la via della casa di lei e aspetta. Dopo 10 minuti riceve una notifica dall'applicazione che non ci sono taxi disponibili e si ricorda che oggi c'è anche la partita di calcio allo stadio ed è anche per quello che è difficile trovarne uno che sia a sua disposizione. Infatti ogni taxi a cui il sistema ha chiesto erano impegnati nel guidare per portare altri clienti e quindi occupati per poter rispondere. A george rimane solo una cosa da fare, chiamare il suo migliore amico e andare con lui in macchina.</text:p>
        </text:list-item>
        <text:list-item>
          <text:p text:style-name="P1">DA WEB IMPOSTO PARTENZA E DESTINAZIONE E POI ARRIVA</text:p>
        </text:list-item>
      </text:list>
      <text:p text:style-name="Standard"><text:tab/>E' mattino e Bart sa che il pomeriggio dovrà andare ad una gara di nuoto dall'altra parte della <text:tab/>città. Dal suo computer allora va sul sito myTaxiService consigliato dal suo allenatore, si <text:tab/>registra, effettua il login e inserisce la sua via e quella del palazzetto dello sport. Imposta <text:tab/>l'orario di incontro con il taxista per le 16 dato che la gara inizia un'ora dopo. 10 minuti <text:tab/>prima dell'orario stabilito gli arriva un sms con la conferma della reservation e con il numero <text:tab/>del taxi che verrà a prenderlo sottocasa.</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blema della parte due: Si deve prenotare almeno due ore prima ma il problema è che non alloca, di conseguenza se noi consideriamo la sola coda, se prenoti e solo 10 minuti prima puoi allocare i taxi può accadere che non ci siano più taxi (il che è un controsenso perchè se uno prenota un taxi in anticipo deve avere la certezza che almeno un taxi ci sia per lui) di conseguenza si potrebbe pensare <text:s/>al fatto che chi prenota può guardare prima la coda. Se trova un taxi lì bene altrimenti si guarda ad <text:soft-page-break/>una stazione di taxi dove si assume che ci siano sempre taxi disponibili per soddisfare le richieste di prenotazione.</text:p>
      <text:p text:style-name="Standard">Altrimenti se il fatto di fare prima uno e poi l'altro è troppo difficile allora si potrebbe fare solo stazione</text:p>
      <text:p text:style-name="Standard">Se non si prevede invece una stazione di taxi la questione si complica perchè o se non ci sono taxi si dice "nessun taxi disponibile" che porterebbe a dire " a cosa serve prenotare?" oppure a guardare anche alle altre code, il che potrebbe essere difficile da specificare anche perchè c'è scritto che la città è grande ma non si sa quante zone sono, anche se è una cosa che in teoria si occupa del sistema e noi non dobbiamo implementarlo. Poi se nessun taxi di nessuna zona è disponibile (ad esempio orario di punta di un evento come expo) allora si deve dire per forza al cliente che non ci sono, e anche lì se prenoti 2 ore prima e arriva un tizio che si ruba il taxi 11 minuti prima non ha sen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1M17S</meta:editing-duration>
    <meta:editing-cycles>5</meta:editing-cycles>
    <meta:generator>OpenOffice/4.0.1$Win32 OpenOffice.org_project/401m5$Build-9714</meta:generator>
    <dc:date>2015-10-27T14:17:26.97</dc:date>
    <dc:creator>Anna Roto</dc:creator>
    <meta:document-statistic meta:table-count="0" meta:image-count="0" meta:object-count="0" meta:page-count="2" meta:paragraph-count="13" meta:word-count="759" meta:character-count="4276"/>
    <meta:user-defined meta:name="Info 1"/>
    <meta:user-defined meta:name="Info 2"/>
    <meta:user-defined meta:name="Info 3"/>
    <meta:user-defined meta:name="Info 4"/>
  </office:meta>
</office:document-meta>
</file>